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Courier, monospace"/>
    <style:font-face style:name="Courier New1" svg:font-family="'Courier New'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L3"/>
    <style:style style:name="P5" style:family="paragraph" style:parent-style-name="Preformatted_20_Text">
      <style:text-properties fo:color="#000000" style:font-name="Courier New1" fo:font-size="9pt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T1" style:family="text">
      <style:text-properties fo:font-variant="normal" fo:text-transform="none" fo:color="#333333" style:font-name="Consolas" fo:font-size="12pt" fo:letter-spacing="normal" fo:font-style="normal" fo:font-weight="normal" fo:background-color="#f8f8f8"/>
    </style:style>
    <style:style style:name="T2" style:family="text">
      <style:text-properties fo:background-color="#efefef"/>
    </style:style>
    <style:style style:name="T3" style:family="text">
      <style:text-properties fo:color="#000080" fo:font-weight="bold" fo:background-color="#efefef"/>
    </style:style>
    <style:style style:name="T4" style:family="text">
      <style:text-properties fo:color="#000080" style:font-name="Courier New1" fo:font-size="9pt" fo:font-weight="bold" fo:background-color="#efefef"/>
    </style:style>
    <style:style style:name="T5" style:family="text">
      <style:text-properties style:font-name="Courier New1" fo:font-size="9pt"/>
    </style:style>
    <style:style style:name="T6" style:family="text">
      <style:text-properties style:font-name="Courier New1" fo:font-size="9pt" fo:background-color="#efefef"/>
    </style:style>
    <style:style style:name="T7" style:family="text">
      <style:text-properties fo:color="#000000" style:font-name="Courier New1" fo:font-size="9pt" fo:background-color="#efef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up Nexus OSS repository using docker</text:p>
      <text:p text:style-name="Standard"/>
      <text:list xml:id="list1960644854703781078" text:style-name="L1">
        <text:list-item>
          <text:p text:style-name="P1">go to dockerhub and follow instructions there <text:a xlink:type="simple" xlink:href="https://hub.docker.com/r/sonatype/nexus3/" text:style-name="Internet_20_link" text:visited-style-name="Visited_20_Internet_20_Link">https://hub.docker.com/r/sonatype/nexus3/</text:a></text:p>
        </text:list-item>
      </text:list>
      <text:p text:style-name="Standard"/>
      <text:p text:style-name="Standard"><text:tab/>minimum commands</text:p>
      <text:p text:style-name="Standard"/>
      <text:p text:style-name="Standard"><text:tab/>docker pull sonatype/nexus3</text:p>
      <text:p text:style-name="Standard"><text:tab/><text:span text:style-name="Source_20_Text"><text:span text:style-name="T1">docker run -d -p 8081:8081 --name nexus sonatype/nexus3</text:span></text:span></text:p>
      <text:p text:style-name="Standard"/>
      <text:p text:style-name="Standard"><text:tab/>this sets up a basic nexus docker – browse to localhost:8081 and log in with username admin <text:tab/>and password admin123 – set up a new user</text:p>
      <text:p text:style-name="Standard"/>
      <text:list xml:id="list7094280162904683545" text:style-name="L2">
        <text:list-item>
          <text:list>
            <text:list-item>
              <text:p text:style-name="P2">set up settings xml in the .m2 directory. Find the .m2 directory in your home directory and open settings.xml – template can be found at <text:a xlink:type="simple" xlink:href="https://stackoverflow.com/questions/2941605/sample-settings-xml-for-maven" text:style-name="Internet_20_link" text:visited-style-name="Visited_20_Internet_20_Link">https://stackoverflow.com/questions/2941605/sample-settings-xml-for-maven</text:a> if this does not already exist</text:p>
            </text:list-item>
          </text:list>
        </text:list-item>
      </text:list>
      <text:p text:style-name="Standard"/>
      <text:p text:style-name="Standard"><text:tab/>add the following </text:p>
      <text:p text:style-name="Standard"/>
      <text:p text:style-name="P3">under servers </text:p>
      <text:p text:style-name="Standard"/>
      <text:p text:style-name="Standard"><text:tab/>&lt;servers&gt; <text:s text:c="3"/><text:line-break/><text:tab/>&lt;server&gt;<text:line-break/><text:tab/> <text:s/>&lt;id&gt;maven-snapshots&lt;/id&gt;<text:tab/> <text:s/><text:line-break/><text:tab/> <text:s/>&lt;username&gt;richard&lt;/username&gt;<text:line-break/><text:tab/> <text:s/>&lt;password&gt;***replace with password***&lt;/password&gt;<text:line-break/><text:tab/>&lt;/server&gt; <text:s text:c="3"/><text:line-break/> <text:s/>&lt;/servers&gt;</text:p>
      <text:p text:style-name="Standard"/>
      <text:p text:style-name="Standard"><text:tab/></text:p>
      <text:p text:style-name="P3">under profile</text:p>
      <text:p text:style-name="Standard"/>
      <text:p text:style-name="Standard">&lt;profile&gt;<text:line-break/><text:tab/><text:tab/>&lt;id&gt;richard&lt;/id&gt;<text:line-break/><text:tab/><text:tab/>&lt;repositories&gt;<text:line-break/><text:tab/><text:tab/><text:tab/>&lt;repository&gt;<text:line-break/><text:tab/><text:tab/><text:tab/><text:tab/>&lt;id&gt;maven-snapshots&lt;/id&gt;<text:line-break/><text:tab/><text:tab/><text:tab/><text:tab/>&lt;name&gt;local maven snapshots&lt;/name&gt;<text:line-break/><text:tab/><text:tab/><text:tab/><text:tab/>&lt;releases&gt;<text:line-break/><text:tab/><text:tab/><text:tab/><text:tab/><text:tab/>&lt;enabled&gt;false&lt;/enabled&gt;<text:line-break/><text:tab/><text:tab/><text:tab/><text:tab/><text:tab/>&lt;updatePolicy&gt;always&lt;/updatePolicy&gt;<text:line-break/><text:tab/><text:tab/><text:tab/><text:tab/><text:tab/>&lt;checksumPolicy&gt;warn&lt;/checksumPolicy&gt;<text:line-break/><text:tab/><text:tab/><text:tab/><text:tab/>&lt;/releases&gt;<text:line-break/><text:tab/><text:tab/><text:tab/><text:tab/>&lt;snapshots&gt;<text:line-break/><text:tab/><text:tab/><text:tab/><text:tab/><text:tab/>&lt;enabled&gt;true&lt;/enabled&gt;<text:line-break/><text:tab/><text:tab/><text:tab/><text:tab/><text:tab/>&lt;updatePolicy&gt;never&lt;/updatePolicy&gt;<text:line-break/><text:tab/><text:tab/><text:tab/><text:tab/><text:tab/>&lt;checksumPolicy&gt;fail&lt;/checksumPolicy&gt;<text:line-break/><text:tab/><text:tab/><text:tab/><text:tab/>&lt;/snapshots&gt;<text:line-break/><text:tab/><text:tab/><text:tab/><text:tab/>&lt;url&gt;http://localhost:8081/repository/maven-snapshots/&lt;/url&gt;<text:line-break/><text:tab/><text:tab/><text:tab/><text:tab/>&lt;layout&gt;default&lt;/layout&gt;<text:line-break/><text:tab/><text:tab/><text:tab/>&lt;/repository&gt;<text:line-break/><text:tab/><text:tab/>&lt;/repositories&gt;<text:line-break/><text:tab/>&lt;/profile&gt;</text:p>
      <text:p text:style-name="Standard"><text:tab/></text:p>
      <text:p text:style-name="P3">after profiles</text:p>
      <text:p text:style-name="Standard"/>
      <text:p text:style-name="Standard"><text:s/>&lt;activeProfiles&gt;<text:line-break/> <text:s text:c="3"/>&lt;activeProfile&gt;richard&lt;/activeProfile&gt;<text:line-break/> <text:s/>&lt;/activeProfiles&gt;</text:p>
      <text:p text:style-name="Standard"/>
      <text:list xml:id="list7045147884830474093" text:style-name="L3">
        <text:list-item>
          <text:p text:style-name="P4">In whatever project you want to deploy to the repo ensure you have this in the pom</text:p>
        </text:list-item>
      </text:list>
      <text:p text:style-name="Standard"/>
      <text:p text:style-name="P5"><text:span text:style-name="T2">&lt;</text:span><text:span text:style-name="T3">distributionManagement</text:span><text:span text:style-name="T2">&gt;</text:span></text:p>
      <text:p text:style-name="P7"><text:s text:c="4"/><text:span text:style-name="T6">&lt;</text:span><text:span text:style-name="T4">repository</text:span><text:span text:style-name="T6">&gt;</text:span></text:p>
      <text:p text:style-name="P7"><text:s text:c="8"/><text:span text:style-name="T6">&lt;</text:span><text:span text:style-name="T4">id</text:span><text:span text:style-name="T6">&gt;</text:span><text:span text:style-name="T5">maven-snapshots</text:span><text:span text:style-name="T6">&lt;/</text:span><text:span text:style-name="T4">id</text:span><text:span text:style-name="T6">&gt;</text:span></text:p>
      <text:p text:style-name="P7"><text:s text:c="8"/><text:span text:style-name="T6">&lt;</text:span><text:span text:style-name="T4">url</text:span><text:span text:style-name="T6">&gt;</text:span><text:span text:style-name="T5">http://nexus.local/repository/maven-snapshots</text:span><text:span text:style-name="T6">&lt;/</text:span><text:span text:style-name="T4">url</text:span><text:span text:style-name="T6">&gt;</text:span></text:p>
      <text:p text:style-name="P7"><text:s text:c="4"/><text:span text:style-name="T6">&lt;/</text:span><text:span text:style-name="T4">repository</text:span><text:span text:style-name="T6">&gt;</text:span></text:p>
      <text:p text:style-name="P6"><text:span text:style-name="T7">&lt;/</text:span><text:span text:style-name="T4">distributionManagement</text:span><text:span text:style-name="T7">&gt;</text:span></text:p>
      <text:p text:style-name="Standard"/>
      <text:p text:style-name="Standard"><text:s/>should now be able to run the maven deploy goal and upload artifacts to the reposi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Courier, monospace"/>
    <style:font-face style:name="Courier New1" svg:font-family="'Courier New'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Hannah</meta:initial-creator>
    <meta:creation-date>2017-07-09T00:48:19.41</meta:creation-date>
    <meta:document-statistic meta:table-count="0" meta:image-count="0" meta:object-count="0" meta:page-count="1" meta:paragraph-count="24" meta:word-count="172" meta:character-count="1825"/>
    <dc:date>2017-07-09T01:04:52.90</dc:date>
    <dc:creator>Richard Hannah</dc:creator>
    <meta:editing-duration>PT1M23S</meta:editing-duration>
    <meta:editing-cycles>1</meta:editing-cycles>
    <meta:generator>OpenOffice/4.1.2$Win32 OpenOffice.org_project/412m3$Build-9782</meta:generator>
  </office:meta>
</office:document-meta>
</file>